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03EB55EFFBE22824F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imSun" svg:font-family="SimSun"/>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en" fo:country="US" style:font-name-complex="Times New Roman"/>
    </style:style>
    <style:style style:name="P2"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3"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4"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4pt" style:font-weight-complex="bold"/>
    </style:style>
    <style:style style:name="P5"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name-complex="Times New Roman" style:font-size-complex="12pt" style:font-weight-complex="bold"/>
    </style:style>
    <style:style style:name="P6" style:family="paragraph" style:parent-style-name="Standard">
      <style:text-properties officeooo:rsid="0019cbb0" officeooo:paragraph-rsid="0019cbb0"/>
    </style:style>
    <style:style style:name="P7" style:family="paragraph" style:parent-style-name="Standard">
      <style:text-properties officeooo:rsid="0019ebed" officeooo:paragraph-rsid="0019ebed"/>
    </style:style>
    <style:style style:name="P8" style:family="paragraph" style:parent-style-name="Standard">
      <style:text-properties officeooo:rsid="001a990e" officeooo:paragraph-rsid="001a990e"/>
    </style:style>
    <style:style style:name="P9" style:family="paragraph" style:parent-style-name="Standard">
      <style:text-properties officeooo:rsid="001c97c6" officeooo:paragraph-rsid="001c97c6"/>
    </style:style>
    <style:style style:name="P10" style:family="paragraph" style:parent-style-name="Standard" style:master-page-name="Standard">
      <style:paragraph-properties fo:text-align="justify" style:justify-single-word="false" style:page-number="auto"/>
      <style:text-properties style:font-name="Times New Roman" fo:language="en" fo:country="US" style:font-name-complex="Times New Roman"/>
    </style:style>
    <style:style style:name="P11" style:family="paragraph" style:parent-style-name="Normal_20__28_Web_29_">
      <style:paragraph-properties fo:margin-top="0in" fo:margin-bottom="0in" loext:contextual-spacing="false" fo:orphans="2" fo:widows="2"/>
    </style:style>
    <style:style style:name="P12" style:family="paragraph" style:parent-style-name="Normal_20__28_Web_29_">
      <style:paragraph-properties fo:margin-top="0in" fo:margin-bottom="0in" loext:contextual-spacing="false" fo:orphans="2" fo:widows="2"/>
      <style:text-properties style:font-name="Times New Roman" style:font-name-complex="Times New Roman"/>
    </style:style>
    <style:style style:name="P13" style:family="paragraph" style:parent-style-name="Normal_20__28_Web_29_">
      <style:paragraph-properties fo:margin-top="0in" fo:margin-bottom="0in" loext:contextual-spacing="false" fo:orphans="2" fo:widows="2"/>
      <style:text-properties style:font-name="Times New Roman" fo:font-size="10.5pt" style:font-size-asian="10.5pt" style:font-name-complex="Times New Roman"/>
    </style:style>
    <style:style style:name="P14" style:family="paragraph" style:parent-style-name="Normal_20__28_Web_29_">
      <style:paragraph-properties fo:margin-top="0in" fo:margin-bottom="0in" loext:contextual-spacing="false" fo:orphans="2" fo:widows="2"/>
      <style:text-properties style:font-name="Times New Roman" fo:font-size="10.5pt" fo:language="en" fo:country="US" style:font-size-asian="10.5pt" style:font-name-complex="Times New Roman"/>
    </style:style>
    <style:style style:name="P15" style:family="paragraph" style:parent-style-name="Normal_20__28_Web_29_">
      <style:paragraph-properties fo:margin-top="0in" fo:margin-bottom="0in" loext:contextual-spacing="false" fo:orphans="2" fo:widows="2"/>
      <style:text-properties style:font-name="Times New Roman" fo:font-weight="bold" style:font-weight-asian="bold" style:font-name-complex="Times New Roman" style:font-weight-complex="bold"/>
    </style:style>
    <style:style style:name="P16" style:family="paragraph" style:parent-style-name="Normal_20__28_Web_29_">
      <style:paragraph-properties fo:margin-top="0in" fo:margin-bottom="0in" loext:contextual-spacing="false" fo:orphans="2" fo:widows="2"/>
      <style:text-properties style:font-name="Times New Roman" fo:language="en" fo:country="US" fo:font-weight="bold" style:font-weight-asian="bold" style:font-name-complex="Times New Roman" style:font-weight-complex="bold"/>
    </style:style>
    <style:style style:name="P17" style:family="paragraph" style:parent-style-name="Normal_20__28_Web_29_" style:list-style-name="">
      <style:paragraph-properties fo:margin-left="0in" fo:margin-right="0in" fo:margin-top="0in" fo:margin-bottom="0in" loext:contextual-spacing="false" fo:text-align="start" style:justify-single-word="false" fo:orphans="2" fo:widows="2" fo:text-indent="0in" style:auto-text-indent="false"/>
      <style:text-properties style:font-name="Times New Roman" style:font-name-asian="SimSun" style:font-name-complex="Times New Roman"/>
    </style:style>
    <style:style style:name="P18" style:family="paragraph" style:parent-style-name="Preformatted_20_Text">
      <style:paragraph-properties fo:margin-top="0in" fo:margin-bottom="0.1965in" loext:contextual-spacing="false"/>
      <style:text-properties fo:color="#a9b7c6" style:font-name="Source Code Pro" fo:font-size="10.5pt"/>
    </style:style>
    <style:style style:name="P19" style:family="paragraph" style:parent-style-name="Preformatted_20_Text">
      <style:text-properties fo:color="#a9b7c6"/>
    </style:style>
    <style:style style:name="P20" style:family="paragraph" style:parent-style-name="Preformatted_20_Text">
      <style:text-properties fo:color="#a9b7c6" style:font-name="Source Code Pro" fo:font-size="10.5pt"/>
    </style:style>
    <style:style style:name="T1" style:family="text">
      <style:text-properties style:font-name="Times New Roman" style:font-name-complex="Times New Roman"/>
    </style:style>
    <style:style style:name="T2" style:family="text">
      <style:text-properties style:font-name="Times New Roman" fo:language="en" fo:country="US" style:font-name-complex="Times New Roman"/>
    </style:style>
    <style:style style:name="T3" style:family="text">
      <style:text-properties style:font-name="Times New Roman" fo:language="en" fo:country="US" fo:font-weight="bold" style:font-weight-asian="bold" style:font-name-complex="Times New Roman" style:font-weight-complex="bold"/>
    </style:style>
    <style:style style:name="T4" style:family="text">
      <style:text-properties style:font-name="Times New Roman" fo:font-size="14pt" fo:language="en" fo:country="US" fo:font-weight="bold" style:font-size-asian="14pt" style:font-weight-asian="bold" style:font-name-complex="Times New Roman" style:font-size-complex="12pt" style:font-weight-complex="bold"/>
    </style:style>
    <style:style style:name="T5"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size="12pt" fo:font-weight="bold" style:font-name-asian="SimSun" style:font-size-asian="12pt" style:font-weight-asian="bold" style:font-name-complex="Times New Roman" style:font-size-complex="12pt" style:font-weight-complex="bold"/>
    </style:style>
    <style:style style:name="T8"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9" style:family="text">
      <style:text-properties style:font-name="Times New Roman" fo:font-size="12pt" fo:language="en" fo:country="US" fo:font-weight="bold" style:font-name-asian="SimSun" style:font-size-asian="12pt" style:font-weight-asian="bold" style:font-name-complex="Times New Roman" style:font-size-complex="12pt" style:font-weight-complex="bold"/>
    </style:style>
    <style:style style:name="T10" style:family="text">
      <style:text-properties style:font-name="Times New Roman" fo:font-size="12pt" fo:language="en" fo:country="US" style:font-size-asian="12pt" style:font-name-complex="Times New Roman" style:font-size-complex="12pt"/>
    </style:style>
    <style:style style:name="T11" style:family="text">
      <style:text-properties style:font-name="Times New Roman" fo:font-size="12pt" style:font-name-asian="SimSun" style:font-size-asian="12pt" style:font-name-complex="Times New Roman" style:font-size-complex="12pt"/>
    </style:style>
    <style:style style:name="T12" style:family="text">
      <style:text-properties style:font-name="Times New Roman" style:font-name-asian="SimSun" style:font-name-complex="Times New Roman"/>
    </style:style>
    <style:style style:name="T13" style:family="text">
      <style:text-properties fo:language="en" fo:country="US" fo:font-weight="bold" style:font-weight-asian="bold"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officeooo:rsid="0019471c"/>
    </style:style>
    <style:style style:name="T19" style:family="text">
      <style:text-properties fo:color="#bbb529"/>
    </style:style>
    <style:style style:name="T20" style:family="text">
      <style:text-properties fo:color="#6a8759"/>
    </style:style>
    <style:style style:name="T21" style:family="text">
      <style:text-properties fo:color="#6a8759" style:font-name="Source Code Pro" fo:font-size="10.5pt"/>
    </style:style>
    <style:style style:name="T22" style:family="text">
      <style:text-properties fo:color="#cc7832"/>
    </style:style>
    <style:style style:name="T23" style:family="text">
      <style:text-properties fo:color="#cc7832" fo:font-weight="bold"/>
    </style:style>
    <style:style style:name="T24" style:family="text">
      <style:text-properties fo:color="#cc7832" style:font-name="Source Code Pro" fo:font-size="10.5pt"/>
    </style:style>
    <style:style style:name="T25" style:family="text">
      <style:text-properties fo:color="#cc7832" style:font-name="Source Code Pro" fo:font-size="10.5pt" fo:font-weight="bold"/>
    </style:style>
    <style:style style:name="T26" style:family="text">
      <style:text-properties style:font-name="Source Code Pro" fo:font-size="10.5pt"/>
    </style:style>
    <style:style style:name="T27" style:family="text">
      <style:text-properties fo:color="#6897bb" style:font-name="Source Code Pro" fo:font-size="10.5pt"/>
    </style:style>
    <style:style style:name="T28" style:family="text">
      <style:text-properties fo:color="#808080"/>
    </style:style>
    <style:style style:name="T29" style:family="text">
      <style:text-properties fo:color="#808080" style:font-name="Source Code Pro" fo:font-size="10.5pt"/>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ame: <text:span text:style-name="T18">Taylor Dugger</text:span></text:p>
      <text:p text:style-name="P1">Section: <text:span text:style-name="T18">B</text:span></text:p>
      <text:p text:style-name="P1">University ID: <text:span text:style-name="T18">945506562</text:span></text:p>
      <text:p text:style-name="P1"/>
      <text:p text:style-name="P2">Lab 2 Report</text:p>
      <text:p text:style-name="P3"/>
      <text:p text:style-name="P3">Summary:</text:p>
      <text:p text:style-name="P5">10pts</text:p>
      <text:p text:style-name="P3"><draw:frame draw:style-name="fr1" draw:name="Frame1" text:anchor-type="char" svg:x="-0.0417in" svg:y="0.0382in" svg:width="5.7598in" svg:height="2.052in" draw:z-index="5"><draw:text-box><text:p text:style-name="P9">Overall I thought it was really good to get more experience at mutex locks and threads. We talked about this in class but I hadn’t had any hands on experience. So while I didn’t learn a whole lot of new things in this lab that I didn’t already learn from class, it was really good to write the code myself. I would say this defentially enhanced my learning about mutexs and pthreads that we talked about. I like doing the experiments where we had to comment out the join statement. It’s good to see how exactly this works and when it doesn’t when you don’t have join in there. </text:p></draw:text-box></draw:frame></text:p>
      <text:p text:style-name="P3">Lab Questions:</text:p>
      <text:p text:style-name="P3"/>
      <text:p text:style-name="P3">3.1:</text:p>
      <text:p text:style-name="P11"><text:span text:style-name="T3">6pts <text:s/></text:span>To make sure the main terminates before the threads finish,</text:p>
      <text:p text:style-name="P11">add a sleep(5) statement in the beginning of the thread functions.</text:p>
      <text:p text:style-name="P11">Can you see the threads' output? Why?</text:p>
      <text:p text:style-name="P11"><draw:frame draw:style-name="fr1" draw:name="Frame2" text:anchor-type="char" svg:x="-0.0335in" svg:y="0.0346in" svg:width="5.5929in" svg:height="2.6917in" draw:z-index="0"><draw:text-box><text:p text:style-name="P6">You cannot see the output from either thread function. You only see I am main process. Because when you put a sleep in the thread, the main will run and when it calls the thread each thread will wait 5 seconds. But the main isn’t going to wait for them to finish before it finishes itself. So the main will finish way faster than the 5 second wait. </text:p></draw:text-box></draw:frame><text:span text:style-name="T7">2pt</text:span><text:span text:style-name="T9">s <text:s/></text:span>Add the two <text:span text:style-name="T16">pthread_join</text:span><text:span text:style-name="T13"> </text:span>statements just before the printf statement in</text:p>
      <text:p text:style-name="P11">main. Pass a value of NULL for the second argument.<text:span text:style-name="T14"> </text:span>Recompile and rerun the program. What is the output? Why?</text:p>
      <text:p text:style-name="P17"/>
      <text:p text:style-name="P11"><draw:frame draw:style-name="fr1" draw:name="Frame3" text:anchor-type="char" svg:x="0in" svg:y="0.0646in" svg:width="5.7598in" svg:height="1.0846in" draw:z-index="1"><draw:text-box><text:p text:style-name="P6"><draw:frame draw:style-name="fr2" draw:name="Image1" text:anchor-type="paragraph" svg:width="5.539in" svg:height="0.6354in" draw:z-index="7"><draw:image xlink:href="Pictures/100000000000021C0000003EB55EFFBE22824F5B.png" xlink:type="simple" xlink:show="embed" xlink:actuate="onLoad"/></draw:frame>Main now has to wait for each thread to finish, so after the wait in both threads main then will continue and print its message after the threads have finished.</text:p></draw:text-box></draw:frame><text:soft-page-break/><text:span text:style-name="T7">2pts</text:span><text:span text:style-name="T11"> </text:span><text:span text:style-name="T10"><text:s/></text:span>Include your commented code.</text:p>
      <text:p text:style-name="P4"><draw:frame draw:style-name="fr1" draw:name="Frame4" text:anchor-type="char" svg:x="0in" svg:y="0.0646in" svg:width="5.7598in" svg:height="4.65in" draw:z-index="2"><draw:text-box><text:p text:style-name="P20"><text:span text:style-name="T19">#include</text:span><text:span text:style-name="T20"> &lt;pthread.h&gt;</text:span></text:p><text:p text:style-name="P20"><text:span text:style-name="T19">#include</text:span><text:span text:style-name="T20"> &lt;stdio.h&gt;</text:span></text:p><text:p text:style-name="P20"><text:span text:style-name="T23">void</text:span>* thread1()<text:span text:style-name="T22">;</text:span></text:p><text:p text:style-name="P20"><text:span text:style-name="T23">void</text:span>* thread2()<text:span text:style-name="T22">;</text:span></text:p><text:p text:style-name="P20"><text:span text:style-name="T23">int </text:span>main (<text:span text:style-name="T23">int </text:span>argc<text:span text:style-name="T22">, </text:span><text:span text:style-name="T23">char </text:span>*argv[]){</text:p><text:p text:style-name="P19"><text:s text:c="4"/><text:span text:style-name="T26">pthread_t i1</text:span><text:span text:style-name="T24">;</text:span></text:p><text:p text:style-name="P19"><text:span text:style-name="T22"><text:s text:c="4"/></text:span><text:span text:style-name="T26">pthread_t i2</text:span><text:span text:style-name="T24">;</text:span></text:p><text:p text:style-name="P19"><text:span text:style-name="T22"><text:s text:c="4"/></text:span><text:span text:style-name="T26">pthread_create(&amp;i1</text:span><text:span text:style-name="T24">, </text:span><text:span text:style-name="T26">NULL</text:span><text:span text:style-name="T24">, </text:span><text:span text:style-name="T26">(</text:span><text:span text:style-name="T25">void</text:span><text:span text:style-name="T26">*)&amp;thread1</text:span><text:span text:style-name="T24">, </text:span><text:span text:style-name="T26">NULL)</text:span><text:span text:style-name="T24">;</text:span></text:p><text:p text:style-name="P19"><text:span text:style-name="T22"><text:s text:c="4"/></text:span><text:span text:style-name="T26">pthread_create(&amp;i2</text:span><text:span text:style-name="T24">, </text:span><text:span text:style-name="T26">NULL</text:span><text:span text:style-name="T24">, </text:span><text:span text:style-name="T26">(</text:span><text:span text:style-name="T25">void</text:span><text:span text:style-name="T26">*)&amp;thread2</text:span><text:span text:style-name="T24">, </text:span><text:span text:style-name="T26">NULL)</text:span><text:span text:style-name="T24">;</text:span></text:p><text:p text:style-name="P19"><text:span text:style-name="T22"><text:s text:c="4"/></text:span><text:span text:style-name="T26">pthread_join(i1</text:span><text:span text:style-name="T24">, </text:span><text:span text:style-name="T26">NULL)</text:span><text:span text:style-name="T24">;</text:span></text:p><text:p text:style-name="P19"><text:span text:style-name="T22"><text:s text:c="4"/></text:span><text:span text:style-name="T26">pthread_join(i2</text:span><text:span text:style-name="T24">, </text:span><text:span text:style-name="T26">NULL)</text:span><text:span text:style-name="T24">;</text:span></text:p><text:p text:style-name="P19"><text:span text:style-name="T22"><text:s text:c="4"/></text:span><text:span text:style-name="T26">printf(</text:span><text:span text:style-name="T21">"Hello, I am main process</text:span><text:span text:style-name="T24">\n</text:span><text:span text:style-name="T21">"</text:span><text:span text:style-name="T26">)</text:span><text:span text:style-name="T24">;</text:span></text:p><text:p text:style-name="P19"><text:span text:style-name="T22"><text:s text:c="4"/></text:span><text:span text:style-name="T25">return </text:span><text:span text:style-name="T27">0</text:span><text:span text:style-name="T24">;</text:span></text:p><text:p text:style-name="P20">}</text:p><text:p text:style-name="P20"><text:span text:style-name="T23">void</text:span>* thread1(){</text:p><text:p text:style-name="P19"><text:s text:c="4"/><text:span text:style-name="T26">sleep(</text:span><text:span text:style-name="T27">5</text:span><text:span text:style-name="T26">)</text:span><text:span text:style-name="T24">;</text:span></text:p><text:p text:style-name="P19"><text:span text:style-name="T22"><text:s text:c="4"/></text:span><text:span text:style-name="T26">printf(</text:span><text:span text:style-name="T21">"Hello, I am thread 1</text:span><text:span text:style-name="T24">\n</text:span><text:span text:style-name="T21">"</text:span><text:span text:style-name="T26">)</text:span><text:span text:style-name="T24">;</text:span></text:p><text:p text:style-name="P20">}</text:p><text:p text:style-name="P20"><text:span text:style-name="T23">void</text:span>* thread2(){</text:p><text:p text:style-name="P19"><text:s text:c="4"/><text:span text:style-name="T26">sleep(</text:span><text:span text:style-name="T27">5</text:span><text:span text:style-name="T26">)</text:span><text:span text:style-name="T24">;</text:span></text:p><text:p text:style-name="P19"><text:span text:style-name="T22"><text:s text:c="4"/></text:span><text:span text:style-name="T26">printf(</text:span><text:span text:style-name="T21">"Hello, I am thread 2</text:span><text:span text:style-name="T24">\n</text:span><text:span text:style-name="T21">"</text:span><text:span text:style-name="T26">)</text:span><text:span text:style-name="T24">;</text:span></text:p><text:p text:style-name="P18">}</text:p><text:p text:style-name="Standard"/></draw:text-box></draw:frame></text:p>
      <text:p text:style-name="P4">3.2:</text:p>
      <text:p text:style-name="P5">3.2.1:</text:p>
      <text:p text:style-name="P11"><text:span text:style-name="T3">2</text:span><text:span text:style-name="T6">pt</text:span><text:span text:style-name="T3">s</text:span><text:span text:style-name="T1"> </text:span><text:span text:style-name="T2"><text:s/></text:span><text:span text:style-name="T11">Compile and run t1.c, what is the output value of v?</text:span></text:p>
      <text:p text:style-name="P13"><draw:frame draw:style-name="fr1" draw:name="Frame5" text:anchor-type="char" svg:x="0in" svg:y="0.0646in" svg:width="5.7598in" svg:height="0.6957in" draw:z-index="3"><draw:text-box><text:p text:style-name="P7">v=0</text:p></draw:text-box></draw:frame></text:p>
      <text:p text:style-name="P12"/>
      <text:p text:style-name="P12"/>
      <text:p text:style-name="P12"/>
      <text:p text:style-name="P15"/>
      <text:p text:style-name="P11"><text:span text:style-name="T3">8</text:span><text:span text:style-name="T6">pts</text:span><text:span text:style-name="T1"> </text:span><text:span text:style-name="T2"><text:s/></text:span>Delete the <text:span text:style-name="T17">pthread_mutex_lock</text:span> and <text:span text:style-name="T17">pthread_mutex_unloc</text:span><text:span text:style-name="T15">k</text:span> statement<text:span text:style-name="T14"> </text:span>in both increment and decrement threads. Recompile and rerun t1.c,<text:span text:style-name="T14"> </text:span>what is the output value <text:soft-page-break/>of v?<text:span text:style-name="T14"> </text:span>Explain why the output is the same, or different.</text:p>
      <text:p text:style-name="P16"><draw:frame draw:style-name="fr1" draw:name="Frame6" text:anchor-type="char" svg:x="-0.0335in" svg:y="0.0508in" svg:width="5.7598in" svg:height="2.4862in" draw:z-index="6"><draw:text-box><text:p text:style-name="P7">V=-990</text:p><text:p text:style-name="P7">So the reason we now get a value for v is because it’s not locked from either increment or decrement. Both of those threads are going to run back to back. Increment thread is called first and it will lock it right away. Then move the value up to 990. Once it unlocks it then decrement will lock it and move the value -990 to 0. But if we get rid of those locks then we don’t know what thread will be called in what order making the value more likely to be a number or -990 for example. </text:p></draw:text-box></draw:frame>3.2.2:</text:p>
      <text:p text:style-name="P11"><text:span text:style-name="T3">10</text:span><text:span text:style-name="T6">pts</text:span><text:span text:style-name="T2"> <text:s/></text:span>Include your modified code with your lab submission and comment</text:p>
      <text:p text:style-name="P11">on what you added or changed.</text:p>
      <text:p text:style-name="P13"><draw:frame draw:style-name="fr1" draw:name="Frame7" text:anchor-type="char" svg:x="0in" svg:y="0.0654in" svg:width="5.7598in" svg:height="4.5055in" draw:z-index="8"><draw:text-box><text:p text:style-name="P8">So I added this function here. But the rest of the code is included in the t2.c file. Basically all you have to do is add another done state: 0, 1, 2. And you have to signal the again function from world();</text:p><text:p text:style-name="P8"/><text:p text:style-name="P8"/><text:p text:style-name="P20"><text:span text:style-name="T23">void </text:span>again(){<text:span text:style-name="T28">//basically this was same as world() except done has to be 2</text:span></text:p><text:p text:style-name="P19"><text:span text:style-name="T28"><text:s text:c="4"/></text:span><text:span text:style-name="T26">pthread_mutex_lock(&amp;mutex)</text:span><text:span text:style-name="T24">;</text:span></text:p><text:p text:style-name="P19"><text:span text:style-name="T22"><text:s text:c="4"/></text:span><text:span text:style-name="T29">/* world thread waits until done == 1. */</text:span></text:p><text:p text:style-name="P19"><text:span text:style-name="T28"><text:s text:c="4"/></text:span><text:span text:style-name="T25">while</text:span><text:span text:style-name="T26">(done == </text:span><text:span text:style-name="T27">0 </text:span><text:span text:style-name="T26">|| done == </text:span><text:span text:style-name="T27">1</text:span><text:span text:style-name="T26">) </text:span><text:span text:style-name="T29">//have to wait for done=2</text:span></text:p><text:p text:style-name="P19"><text:span text:style-name="T28"><text:s text:c="8"/></text:span><text:span text:style-name="T26">pthread_cond_wait(&amp;done_hello</text:span><text:span text:style-name="T24">, </text:span><text:span text:style-name="T26">&amp;mutex)</text:span><text:span text:style-name="T24">;</text:span></text:p><text:p text:style-name="P19"><text:span text:style-name="T22"><text:s text:c="4"/></text:span><text:span text:style-name="T26">printf(</text:span><text:span text:style-name="T21">"again"</text:span><text:span text:style-name="T26">)</text:span><text:span text:style-name="T24">;</text:span><text:span text:style-name="T29">//print</text:span></text:p><text:p text:style-name="P19"><text:span text:style-name="T28"><text:s text:c="4"/></text:span><text:span text:style-name="T26">fflush(stdout)</text:span><text:span text:style-name="T24">;</text:span></text:p><text:p text:style-name="P19"><text:span text:style-name="T22"><text:s text:c="4"/></text:span><text:span text:style-name="T26">pthread_mutex_unlock(&amp;mutex)</text:span><text:span text:style-name="T24">; </text:span><text:span text:style-name="T29">// unlocks mutex</text:span></text:p><text:p text:style-name="P18">}</text:p><text:p text:style-name="Standard"/></draw:text-box></draw:frame></text:p>
      <text:p text:style-name="P4"/>
      <text:p text:style-name="P4">3.3:</text:p>
      <text:p text:style-name="P11"><text:span text:style-name="T6">2</text:span><text:span text:style-name="T3">0</text:span><text:span text:style-name="T6">pts</text:span><text:span text:style-name="T1"> </text:span><text:span text:style-name="T2"><text:s/></text:span><text:span text:style-name="T1">I</text:span>nclude your modified code with your lab submission and<text:span text:style-name="T14"> </text:span>comment on what you added or changed.</text:p>
      <text:p text:style-name="P14"><draw:frame draw:style-name="fr1" draw:name="Frame8" text:anchor-type="char" svg:x="0in" svg:y="0.0654in" svg:width="5.7598in" svg:height="8.4209in" draw:z-index="4"><draw:text-box><text:p text:style-name="P9">The completed code and comments are in file t3.c</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imSun" svg:font-family="SimSun"/>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agraph-properties fo:margin-left="0in" fo:margin-right="0in" fo:margin-top="0.1945in" fo:margin-bottom="0.1945in" loext:contextual-spacing="false" fo:text-align="start" style:justify-single-word="false" fo:orphans="2" fo:widows="2" fo:text-indent="0in" style:auto-text-indent="false"/>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dc:title>
    <meta:initial-creator>朱熠锷</meta:initial-creator>
    <meta:creation-date>2006-04-26T02:14:00</meta:creation-date>
    <dc:date>2016-09-30T12:20:28.365033934</dc:date>
    <meta:editing-cycles>3</meta:editing-cycles>
    <meta:editing-duration>PT28M16S</meta:editing-duration>
    <meta:generator>LibreOffice/5.1.4.2$Linux_X86_64 LibreOffice_project/10m0$Build-2</meta:generator>
    <meta:document-statistic meta:table-count="0" meta:image-count="1" meta:object-count="0" meta:page-count="4" meta:paragraph-count="62" meta:word-count="624" meta:character-count="3653" meta:non-whitespace-character-count="3001"/>
    <meta:user-defined meta:name="KSOProductBuildVer">1033-9.1.0.4746</meta:user-defined>
  </office:meta>
</office:document-meta>
</file>